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S Mincho1" svg:font-family="'MS Mincho', 'Arial Unicode M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c0c0c0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top="0in" fo:margin-bottom="0.0417in" fo:text-align="center" style:writing-mode="lr-tb"/>
    </style:style>
    <style:style style:name="P5" style:family="paragraph">
      <loext:graphic-properties draw:fill="none" draw:fill-color="#ffffff"/>
      <style:paragraph-properties fo:margin-top="0in" fo:margin-bottom="0.0417in" fo:text-align="center" style:writing-mode="lr-tb"/>
    </style:style>
    <style:style style:name="P6" style:family="paragraph">
      <loext:graphic-properties draw:fill="solid" draw:fill-color="#eaeaea"/>
      <style:paragraph-properties style:writing-mode="lr-tb"/>
    </style:style>
    <style:style style:name="P7" style:family="paragraph">
      <loext:graphic-properties draw:fill="solid" draw:fill-color="#ffffff"/>
      <style:paragraph-properties fo:margin-top="0in" fo:margin-bottom="0.0417in" fo:text-align="center" style:writing-mode="lr-tb"/>
    </style:style>
    <style:style style:name="P8" style:family="paragraph">
      <style:paragraph-properties fo:margin-top="0in" fo:margin-bottom="0.0835in" fo:text-align="center" style:writing-mode="lr-tb"/>
    </style:style>
    <style:style style:name="P9" style:family="paragraph">
      <loext:graphic-properties draw:fill="none" draw:fill-color="#ffffff"/>
      <style:paragraph-properties fo:margin-top="0in" fo:margin-bottom="0.0835in" fo:text-align="center" style:writing-mode="lr-tb"/>
    </style:style>
    <style:style style:name="P10" style:family="paragraph">
      <style:paragraph-properties fo:margin-top="0in" fo:margin-bottom="0in" fo:text-align="center" style:writing-mode="lr-tb"/>
    </style:style>
    <style:style style:name="P11" style:family="paragraph">
      <loext:graphic-properties draw:fill="solid" draw:fill-color="#ffffff"/>
      <style:paragraph-properties fo:margin-top="0in" fo:margin-bottom="0in" fo:text-align="center" style:writing-mode="lr-tb"/>
    </style:style>
    <style:style style:name="P12" style:family="paragraph">
      <loext:graphic-properties draw:fill="solid" draw:fill-color="#ffffff"/>
      <style:paragraph-properties style:writing-mode="lr-tb"/>
    </style:style>
    <style:style style:name="P13" style:family="paragraph">
      <loext:graphic-properties draw:fill="solid" draw:fill-color="#ffffff"/>
      <style:paragraph-properties fo:margin-top="0in" fo:margin-bottom="0.0835in" fo:text-align="center" style:writing-mode="lr-tb"/>
    </style:style>
    <style:style style:name="P14" style:family="paragraph">
      <style:paragraph-properties fo:margin-top="0in" fo:margin-bottom="0in" fo:text-align="start" style:writing-mode="lr-tb"/>
    </style:style>
    <style:style style:name="P15" style:family="paragraph">
      <loext:graphic-properties draw:fill="solid" draw:fill-color="#ffffff"/>
      <style:paragraph-properties fo:margin-top="0in" fo:margin-bottom="0in" fo:text-align="center" style:writing-mode="lr-tb"/>
      <style:text-properties fo:font-size="7pt"/>
    </style:style>
    <style:style style:name="P16" style:family="paragraph">
      <loext:graphic-properties draw:fill="solid" draw:fill-color="#b2b2b2"/>
      <style:paragraph-properties fo:margin-top="0in" fo:margin-bottom="0.0835in" fo:text-align="center" style:writing-mode="lr-tb"/>
    </style:style>
    <style:style style:name="P17" style:family="paragraph">
      <loext:graphic-properties draw:fill="solid" draw:fill-color="#ffffff"/>
      <style:paragraph-properties fo:margin-top="0in" fo:margin-bottom="0.0835in" fo:text-align="center" style:writing-mode="lr-tb"/>
      <style:text-properties fo:font-size="7pt"/>
    </style:style>
    <style:style style:name="P18" style:family="paragraph">
      <loext:graphic-properties draw:fill="solid" draw:fill-color="#ffffff"/>
      <style:paragraph-properties fo:margin-top="0in" fo:margin-bottom="0.0835in" fo:text-align="center" style:writing-mode="lr-tb"/>
      <style:text-properties style:font-name="Times New Roman"/>
    </style:style>
    <style:style style:name="P19" style:family="paragraph">
      <loext:graphic-properties draw:fill="solid" draw:fill-color="#ffffff"/>
      <style:paragraph-properties fo:margin-top="0in" fo:margin-bottom="0in" fo:text-align="center" style:writing-mode="lr-tb"/>
      <style:text-properties fo:font-size="7pt" style:font-size-asian="7pt" style:font-size-complex="7pt"/>
    </style:style>
    <style:style style:name="T1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style:font-name="Times New Roman" fo:font-size="1pt" fo:language="en" fo:country="GB" fo:font-weight="normal" style:font-name-asian="Times New Roman" style:font-size-asian="1pt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style:use-window-font-color="true" style:font-name="Times New Roman" fo:font-size="2pt" fo:language="en" fo:country="GB" fo:font-weight="normal" style:font-name-asian="Times New Roman" style:font-size-asian="2pt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style:use-window-font-color="true" style:font-name="Courier New" fo:font-size="8pt" fo:language="en" fo:country="GB" fo:font-weight="bold" style:font-name-asian="Times New Roman" style:font-size-asian="8pt" style:font-weight-asian="bold" style:font-name-complex="Courier New" style:font-size-complex="12pt" style:language-complex="ar" style:country-complex="SA" style:font-weight-complex="bold"/>
    </style:style>
    <style:style style:name="T5" style:family="text">
      <style:text-properties style:use-window-font-color="true" style:font-name="Times New Roman" fo:font-size="8pt" fo:language="en" fo:country="GB" fo:font-weight="normal" style:font-name-asian="Times New Roman" style:font-size-asian="8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Courier New" fo:font-size="10pt" fo:language="en" fo:country="GB" fo:font-weight="bold" style:font-name-asian="Times New Roman" style:font-size-asian="10pt" style:font-weight-asian="bold" style:font-name-complex="Courier New" style:font-size-complex="12pt" style:language-complex="ar" style:country-complex="SA" style:font-weight-complex="bold"/>
    </style:style>
    <style:style style:name="T7" style:family="text">
      <style:text-properties style:use-window-font-color="true" style:font-name="Times New Roman" fo:font-size="7pt" fo:language="en" fo:country="GB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en" fo:country="GB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style:font-name="Courier New" fo:font-size="8pt" fo:language="en" fo:country="GB" style:font-name-asian="MS Mincho" style:font-size-asian="8pt" style:font-name-complex="Courier New" style:font-size-complex="10pt" style:language-complex="ar" style:country-complex="SA"/>
    </style:style>
    <style:style style:name="T10" style:family="text">
      <style:text-properties style:use-window-font-color="true" style:font-name="Courier New" fo:font-size="8pt" fo:language="en" fo:country="GB" fo:font-weight="bold" style:font-name-asian="MS Mincho" style:font-size-asian="8pt" style:font-weight-asian="bold" style:font-name-complex="Courier New" style:font-size-complex="10pt" style:language-complex="ar" style:country-complex="SA" style:font-weight-complex="bold"/>
    </style:style>
    <style:style style:name="T11" style:family="text">
      <style:text-properties style:use-window-font-color="true" style:font-name="Courier New" fo:font-size="6pt" fo:language="en" fo:country="GB" style:font-name-asian="MS Mincho" style:font-size-asian="6pt" style:font-name-complex="Courier New" style:font-size-complex="10pt" style:language-complex="ar" style:country-complex="SA"/>
    </style:style>
    <style:style style:name="T12" style:family="text">
      <style:text-properties style:use-window-font-color="true" style:font-name="Courier New" fo:font-size="6pt" fo:language="en" fo:country="GB" style:font-name-asian="MS Mincho" style:font-size-asian="6pt" style:font-name-complex="Courier New" style:font-size-complex="6pt" style:language-complex="ar" style:country-complex="SA"/>
    </style:style>
    <style:style style:name="T13" style:family="text">
      <style:text-properties style:use-window-font-color="true" style:font-name="Courier New" fo:font-size="6pt" fo:language="en" fo:country="GB" style:font-name-asian="Times New Roman" style:font-size-asian="6pt" style:font-name-complex="Courier New" style:font-size-complex="6pt" style:language-complex="ar" style:country-complex="SA"/>
    </style:style>
    <style:style style:name="T14" style:family="text">
      <style:text-properties style:use-window-font-color="true" style:font-name="Courier New" fo:font-size="6pt" fo:language="en" fo:country="GB" style:font-size-asian="6pt" style:font-name-complex="Courier New" style:font-size-complex="10pt" style:language-complex="ar" style:country-complex="SA"/>
    </style:style>
    <style:style style:name="T15" style:family="text">
      <style:text-properties fo:color="#000000" style:font-name="Courier New" fo:font-size="6pt" fo:language="en" fo:country="GB" fo:font-weight="normal" style:font-name-asian="Times New Roman" style:font-size-asian="6pt" style:font-weight-asian="normal" style:font-name-complex="Courier New" style:font-size-complex="12pt" style:language-complex="ar" style:country-complex="SA" style:font-weight-complex="normal"/>
    </style:style>
    <style:style style:name="T16" style:family="text">
      <style:text-properties fo:color="#000000" style:font-name="Courier New" fo:font-size="6pt" fo:language="en" fo:country="GB" style:font-name-asian="MS Mincho" style:font-size-asian="6pt" style:font-name-complex="Courier New" style:font-size-complex="6pt" style:language-complex="ar" style:country-complex="SA"/>
    </style:style>
    <style:style style:name="T17" style:family="text">
      <style:text-properties style:use-window-font-color="true" style:font-name="Courier New" fo:font-size="6pt" fo:language="en" fo:country="GB" fo:font-weight="normal" style:font-name-asian="Times New Roman" style:font-size-asian="6pt" style:font-weight-asian="normal" style:font-name-complex="Courier New" style:font-size-complex="12pt" style:language-complex="ar" style:country-complex="SA" style:font-weight-complex="normal"/>
    </style:style>
    <style:style style:name="T18" style:family="text">
      <style:text-properties style:use-window-font-color="true" style:font-name="Times New Roman" fo:font-size="6pt" fo:language="en" fo:country="GB" fo:font-weight="bold" style:font-name-asian="Times New Roman" style:font-size-asian="6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style:font-name="Courier New" fo:font-size="6pt" fo:language="en" fo:country="GB" style:font-name-asian="Times New Roman" style:font-size-asian="6pt" style:font-name-complex="Courier New" style:font-size-complex="10pt" style:language-complex="ar" style:country-complex="SA"/>
    </style:style>
    <style:style style:name="T20" style:family="text">
      <style:text-properties style:use-window-font-color="true" style:font-name="Times New Roman" fo:font-size="8pt" fo:language="en" fo:country="GB" fo:font-weight="bold" style:font-name-asian="Times New Roman" style:font-size-asian="8pt" style:font-weight-asian="bold" style:font-name-complex="Times New Roman" style:font-size-complex="8pt" style:language-complex="ar" style:country-complex="SA" style:font-weight-complex="bold"/>
    </style:style>
    <style:style style:name="T21" style:family="text">
      <style:text-properties style:use-window-font-color="true" style:font-name="Courier New" fo:font-size="9pt" fo:language="en" fo:country="GB" fo:font-weight="bold" style:font-name-asian="Times New Roman" style:font-size-asian="9pt" style:font-weight-asian="bold" style:font-name-complex="Courier New" style:font-size-complex="12pt" style:language-complex="ar" style:country-complex="SA" style:font-weight-complex="bold"/>
    </style:style>
    <style:style style:name="T22" style:family="text">
      <style:text-properties style:use-window-font-color="true" style:font-name="Times New Roman" fo:font-size="7.5pt" fo:language="en" fo:country="GB" fo:font-weight="normal" style:font-name-asian="Times New Roman" style:font-size-asian="7.5pt" style:font-weight-asian="normal" style:font-name-complex="Times New Roman" style:font-size-complex="7.5pt" style:language-complex="ar" style:country-complex="SA" style:font-weight-complex="normal"/>
    </style:style>
    <style:style style:name="T23" style:family="text">
      <style:text-properties style:use-window-font-color="true" style:font-name="Courier New" fo:font-size="10pt" fo:language="en" fo:country="GB" fo:font-weight="normal" style:font-name-asian="Times New Roman" style:font-size-asian="10pt" style:font-weight-asian="normal" style:font-name-complex="Courier New" style:font-size-complex="12pt" style:language-complex="ar" style:country-complex="SA" style:font-weight-complex="normal"/>
    </style:style>
    <style:style style:name="T24" style:family="text">
      <style:text-properties style:use-window-font-color="true" style:font-name="Times New Roman" fo:font-size="9pt" fo:language="en" fo:country="GB" fo:font-weight="normal" style:font-name-asian="Times New Roman" style:font-size-asian="9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style:use-window-font-color="true" style:font-name="Courier New" fo:font-size="9pt" fo:language="en" fo:country="GB" fo:font-weight="normal" style:font-name-asian="Times New Roman" style:font-size-asian="9pt" style:font-weight-asian="normal" style:font-name-complex="Courier New" style:font-size-complex="12pt" style:language-complex="ar" style:country-complex="SA" style:font-weight-complex="normal"/>
    </style:style>
    <style:style style:name="T26" style:family="text">
      <style:text-properties style:use-window-font-color="true" style:font-name="Times New Roman" fo:font-size="7pt" fo:language="en" fo:country="GB" fo:font-weight="bold" style:font-name-asian="Times New Roman" style:font-size-asian="8pt" style:font-weight-asian="bold" style:font-name-complex="Times New Roman" style:font-size-complex="12pt" style:language-complex="ar" style:country-complex="SA" style:font-weight-complex="bold"/>
    </style:style>
    <style:style style:name="T27" style:family="text">
      <style:text-properties style:use-window-font-color="true" style:font-name="Courier New1" fo:font-size="7pt" fo:language="en" fo:country="GB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T28" style:family="text">
      <style:text-properties style:use-window-font-color="true" style:font-name="Courier New1" fo:font-size="8pt" fo:language="en" fo:country="GB" fo:font-weight="normal" style:font-name-asian="Times New Roman" style:font-size-asian="8pt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style:use-window-font-color="true" style:font-name="Courier New" fo:font-size="8pt" fo:language="en" fo:country="GB" fo:font-weight="normal" style:font-name-asian="Times New Roman" style:font-size-asian="8pt" style:font-weight-asian="normal" style:font-name-complex="Courier New" style:font-size-complex="12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8pt" fo:language="en" fo:country="GB" fo:font-weight="bold" style:font-name-asian="Times New Roman" style:font-size-asian="8pt" style:font-weight-asian="bold" style:font-name-complex="Times New Roman" style:font-size-complex="12pt" style:language-complex="ar" style:country-complex="SA" style:font-weight-complex="bold"/>
    </style:style>
    <style:style style:name="T31" style:family="text">
      <style:text-properties style:use-window-font-color="true" style:font-name="Courier New" fo:font-size="7.5pt" fo:language="en" fo:country="GB" fo:font-weight="bold" style:font-name-asian="Times New Roman" style:font-size-asian="7.5pt" style:font-weight-asian="bold" style:font-name-complex="Courier New" style:font-size-complex="7.5pt" style:language-complex="ar" style:country-complex="SA" style:font-weight-complex="bold"/>
    </style:style>
    <style:style style:name="T32" style:family="text">
      <style:text-properties style:use-window-font-color="true" style:font-name="Times New Roman" fo:font-size="7.5pt" fo:language="en" fo:country="GB" fo:font-weight="bold" style:font-name-asian="Times New Roman" style:font-size-asian="7.5pt" style:font-weight-asian="bold" style:font-name-complex="Times New Roman" style:font-size-complex="7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7pt" fo:language="en" fo:country="GB" fo:font-weight="normal" style:font-name-asian="Times New Roman" style:font-size-asian="8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style:use-window-font-color="true" style:font-name="Times New Roman" fo:font-size="6pt" fo:language="en" fo:country="GB" fo:font-weight="normal" style:font-name-asian="Times New Roman" style:font-size-asian="6pt" style:font-weight-asian="normal" style:font-name-complex="Courier New" style:font-size-complex="12pt" style:language-complex="ar" style:country-complex="SA" style:font-weight-complex="normal"/>
    </style:style>
    <style:style style:name="T35" style:family="text">
      <style:text-properties style:use-window-font-color="true" style:font-name="Times New Roman" fo:font-size="8pt" fo:language="en" fo:country="GB" style:font-name-asian="Times New Roman" style:font-size-asian="8pt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Courier New" fo:font-size="7pt" fo:language="en" fo:country="GB" fo:font-weight="normal" style:font-name-asian="Times New Roman" style:font-size-asian="7pt" style:font-weight-asian="normal" style:font-name-complex="Courier New" style:font-size-complex="7pt" style:language-complex="ar" style:country-complex="SA" style:font-weight-complex="normal"/>
    </style:style>
    <style:style style:name="T37" style:family="text">
      <style:text-properties style:use-window-font-color="true" style:font-name="Times New Roman" fo:font-size="6pt" fo:language="en" fo:country="GB" fo:font-weight="normal" style:font-name-asian="Times New Roman" style:font-size-asian="6pt" style:font-weight-asian="normal" style:font-name-complex="Times New Roman" style:font-size-complex="12pt" style:language-complex="ar" style:country-complex="SA" style:font-weight-complex="normal"/>
    </style:style>
    <style:style style:name="gr1" style:family="graphic">
      <style:graphic-properties style:run-through="back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c0c0c0" draw:textarea-horizontal-align="left" draw:textarea-vertical-align="top" draw:auto-grow-height="false" fo:min-height="1.378in" fo:min-width="5.8862in" fo:padding-top="0.0902in" fo:padding-bottom="0.0902in" fo:padding-left="0.1736in" fo:padding-right="0.1736in" fo:wrap-option="wrap" draw:shadow="hidden" style:run-through="background"/>
    </style:style>
    <style:style style:name="gr3" style:family="graphic">
      <style:graphic-properties draw:stroke="solid" svg:stroke-width="0.166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5.6425in" fo:min-width="9.2417in" fo:padding-top="0.0902in" fo:padding-bottom="0.0902in" fo:padding-left="0.1736in" fo:padding-right="0.1736in" fo:wrap-option="wrap" draw:shadow="hidden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miter" draw:fill="solid" draw:fill-color="#eaeaea" draw:textarea-horizontal-align="left" draw:textarea-vertical-align="top" draw:auto-grow-height="false" fo:min-height="1.1181in" fo:min-width="3.289in" fo:padding-top="0.0902in" fo:padding-bottom="0.0902in" fo:padding-left="0.1736in" fo:padding-right="0.1736in" fo:wrap-option="wrap" draw:shadow="hidden" style:run-through="background"/>
    </style:style>
    <style:style style:name="gr7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8" style:family="graphic">
      <style:graphic-properties draw:stroke="solid" svg:stroke-width="0.0102in" svg:stroke-color="#000000" draw:stroke-linejoin="miter" draw:fill="solid" draw:fill-color="#eaeaea" draw:textarea-horizontal-align="left" draw:textarea-vertical-align="top" draw:auto-grow-height="false" fo:min-height="3.8453in" fo:min-width="5.8862in" fo:padding-top="0.0902in" fo:padding-bottom="0.0902in" fo:padding-left="0.1736in" fo:padding-right="0.1736in" fo:wrap-option="wrap" draw:shadow="hidden" style:run-through="background"/>
    </style:style>
    <style:style style:name="gr9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in" fo:min-width="0.278in" fo:padding-top="0.0902in" fo:padding-bottom="0.0902in" fo:padding-left="0.1736in" fo:padding-right="0.1736in" fo:wrap-option="wrap" draw:shadow="hidden" style:run-through="background"/>
    </style:style>
    <style:style style:name="gr10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="hidden" style:run-through="background"/>
    </style:style>
    <style:style style:name="gr11" style:family="graphic">
      <style:graphic-properties draw:stroke="solid" svg:stroke-width="0.0102in" svg:stroke-color="#000000" draw:marker-end="msArrowEnd_20_1" draw:marker-end-width="0.0972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2" style:family="graphic">
      <style:graphic-properties draw:stroke="solid" svg:stroke-width="0.0102in" svg:stroke-color="#00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3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4626in" fo:min-width="0.822in" fo:padding-top="0.0902in" fo:padding-bottom="0.0902in" fo:padding-left="0.1736in" fo:padding-right="0.1736in" fo:wrap-option="wrap" draw:shadow="hidden" style:run-through="background"/>
    </style:style>
    <style:style style:name="gr15" style:family="graphic">
      <style:graphic-properties draw:stroke="solid" svg:stroke-width="0.0102in" svg:stroke-color="#000000" draw:marker-start="msArrowEnd_20_4" draw:marker-start-width="0.1457in" draw:marker-start-center="false" draw:marker-end="msArrowEnd_20_4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6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0634in" fo:min-width="0.822in" fo:padding-top="0.0902in" fo:padding-bottom="0.0902in" fo:padding-left="0.1736in" fo:padding-right="0.1736in" fo:wrap-option="wrap" draw:shadow="hidden" style:run-through="background"/>
    </style:style>
    <style:style style:name="gr17" style:family="graphic">
      <style:graphic-properties draw:stroke="solid" svg:stroke-width="0.13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8" style:family="graphic">
      <style:graphic-properties draw:stroke="solid" svg:stroke-width="0.0102in" svg:stroke-color="#000000" draw:marker-start="msArrowEnd_20_1" draw:marker-start-width="0.0972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9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in" fo:min-width="0.0693in" fo:padding-top="0.0902in" fo:padding-bottom="0.0902in" fo:padding-left="0.1736in" fo:padding-right="0.1736in" fo:wrap-option="wrap" draw:shadow="hidden" style:run-through="background"/>
    </style:style>
    <style:style style:name="gr20" style:family="graphic">
      <style:graphic-properties draw:stroke="solid" svg:stroke-width="0.0102in" svg:stroke-color="#000000" draw:stroke-linejoin="miter" draw:fill="solid" draw:fill-color="#b2b2b2" draw:textarea-horizontal-align="center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21" style:family="graphic">
      <style:graphic-properties draw:stroke="solid" svg:stroke-width="0.0102in" svg:stroke-color="#000000" draw:marker-start="msArrowEnd_20_1" draw:marker-start-width="0.0972in" draw:marker-start-center="false" draw:marker-end="msArrowEnd_20_1" draw:marker-end-width="0.0972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22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</style:style>
    <style:style style:name="gr23" style:family="graphic">
      <style:graphic-properties draw:stroke="dash" draw:stroke-dash="Dashed_20__28_var_29__20_2" svg:stroke-width="0.0102in" svg:stroke-color="#000000" draw:marker-start="msArrowOpenEnd_20_5" draw:marker-start-width="0.2189in" draw:marker-start-center="false" draw:marker-end="msArrowOpenEnd_20_5" draw:marker-end-width="0.218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2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1.898in" fo:min-width="0in" fo:padding-top="0.0902in" fo:padding-bottom="0.0902in" fo:padding-left="0.1736in" fo:padding-right="0.1736in" fo:wrap-option="wrap" draw:shadow="hidden" style:run-through="background"/>
    </style:style>
    <style:style style:name="gr25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5.1717in" fo:min-width="1.3417in" fo:padding-top="0.0902in" fo:padding-bottom="0.0902in" fo:padding-left="0.1736in" fo:padding-right="0.1736in" fo:wrap-option="wrap" draw:shadow="hidden" style:run-through="background"/>
    </style:style>
    <style:style style:name="gr26" style:family="graphic">
      <style:graphic-properties style:run-through="background"/>
    </style:style>
    <style:style style:name="gr27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.8425in" fo:min-width="0.722in" fo:padding-top="0in" fo:padding-bottom="0in" fo:padding-left="0in" fo:padding-right="0in" fo:wrap-option="wrap" draw:shadow="hidden" style:run-through="background"/>
    </style:style>
    <style:style style:name="gr28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3807in" fo:min-width="0.822in" fo:padding-top="0.0902in" fo:padding-bottom="0.0902in" fo:padding-left="0.1736in" fo:padding-right="0.1736in" fo:wrap-option="wrap" draw:shadow="hidden" style:run-through="background"/>
    </style:style>
    <style:style style:name="gr30" style:family="graphic">
      <style:graphic-properties draw:stroke="solid" svg:stroke-width="0.0102in" svg:stroke-color="#000000" draw:stroke-linejoin="miter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custom-shape draw:style-name="gr2" draw:text-style-name="P1" svg:width="6.2335in" svg:height="1.5587in" svg:x="1.4283in" svg:y="4.1709in"><text:p/><draw:enhanced-geometry svg:viewBox="0 0 21600 21600" draw:type="rectangle" draw:enhanced-path="M 0 0 L 21600 0 21600 21600 0 21600 0 0 Z N"/></draw:custom-shape><draw:line draw:style-name="gr3" draw:text-style-name="P2" svg:x1="1.4181in" svg:y1="4.1335in" svg:x2="2.3272in" svg:y2="4.1335in"><text:p/></draw:line><draw:custom-shape draw:style-name="gr4" draw:text-style-name="P3" svg:width="9.5894in" svg:height="5.8232in" svg:x="0in" svg:y="0in"><text:p/><draw:enhanced-geometry svg:viewBox="0 0 21600 21600" draw:type="rectangle" draw:enhanced-path="M 0 0 L 21600 0 21600 21600 0 21600 0 0 Z N"/></draw:custom-shape><draw:frame draw:style-name="gr5" draw:text-style-name="P5" svg:width="1.1689in" svg:height="1.6886in" svg:x="0.1189in" svg:y="0.2382in"><draw:text-box><text:p text:style-name="P4"><text:span text:style-name="T1">Reference Policy</text:span></text:p><text:p text:style-name="P4"><text:span text:style-name="T1">Headers</text:span></text:p><text:p text:style-name="P4"><text:span text:style-name="T1">Or </text:span></text:p><text:p text:style-name="P4"><text:span text:style-name="T1">Reference Policy Source</text:span></text:p><text:p text:style-name="P4"><text:span text:style-name="T1">Or</text:span></text:p><text:p text:style-name="P4"><text:span text:style-name="T1">Custom Policy Source</text:span></text:p></draw:text-box></draw:frame><draw:custom-shape draw:style-name="gr6" draw:text-style-name="P6" svg:width="3.6362in" svg:height="1.2988in" svg:x="3.4957in" svg:y="4.2646in"><text:p/><draw:enhanced-geometry svg:viewBox="0 0 21600 21600" draw:type="rectangle" draw:enhanced-path="M 0 0 L 21600 0 21600 21600 0 21600 0 0 Z N"/></draw:custom-shape><draw:frame draw:style-name="gr7" draw:text-style-name="P7" svg:width="0.7795in" svg:height="0.6496in" svg:x="5.8335in" svg:y="4.7835in"><draw:text-box><text:p text:style-name="P4"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</draw:text-box></draw:frame><draw:frame draw:style-name="gr5" draw:text-style-name="P9" svg:width="0.6496in" svg:height="0.6496in" svg:x="3.6252in" svg:y="4.5236in"><draw:text-box><text:p text:style-name="P8"><text:span text:style-name="T2"/></text:p><text:p text:style-name="P8"><text:span text:style-name="T1">S</text:span><text:span text:style-name="T1">E</text:span><text:span text:style-name="T1">L</text:span><text:span text:style-name="T1">i</text:span><text:span text:style-name="T1">n</text:span><text:span text:style-name="T1">u</text:span><text:span text:style-name="T1">x</text:span><text:span text:style-name="T1"> </text:span><text:span text:style-name="T1">K</text:span><text:span text:style-name="T1">e</text:span><text:span text:style-name="T1">r</text:span><text:span text:style-name="T1">n</text:span><text:span text:style-name="T1">e</text:span><text:span text:style-name="T1">l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/text:p></draw:text-box></draw:frame><draw:custom-shape draw:style-name="gr8" draw:text-style-name="P6" svg:width="6.2335in" svg:height="4.026in" svg:x="1.4181in" svg:y="0.1083in"><text:p/><draw:enhanced-geometry svg:viewBox="0 0 21600 21600" draw:type="rectangle" draw:enhanced-path="M 0 0 L 21600 0 21600 21600 0 21600 0 0 Z N"/></draw:custom-shape><draw:frame draw:style-name="gr7" draw:text-style-name="P11" svg:width="4.1559in" svg:height="0.2598in" svg:x="2.8465in" svg:y="3.6154in"><draw:text-box><text:p text:style-name="P10"><text:span text:style-name="T3"/></text:p><text:p text:style-name="P10"><text:span text:style-name="T4">libselinux</text:span><text:span text:style-name="T5"> (supports security policy, xattr file attribute and process APIs)</text:span></text:p></draw:text-box></draw:frame><draw:custom-shape draw:style-name="gr9" draw:text-style-name="P12" svg:width="0.7795in" svg:height="0.1303in" svg:x="5.0543in" svg:y="5.0437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12" svg:width="0.1303in" svg:height="0.1303in" svg:x="3.1063in" svg:y="3.875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7" draw:text-style-name="P13" svg:width="0.7795in" svg:height="0.2598in" svg:x="2.4571in" svg:y="1.0181in"><draw:text-box><text:p text:style-name="P8"><text:span text:style-name="T5">Policy Object Files</text:span></text:p></draw:text-box></draw:frame><draw:frame draw:style-name="gr7" draw:text-style-name="P7" svg:width="1.0394in" svg:height="0.6496in" svg:x="1.678in" svg:y="0.2382in"><draw:text-box><text:p text:style-name="P4"><text:span text:style-name="T6">checkmodule</text:span></text:p><text:p text:style-name="P4"><text:span text:style-name="T5">Compiles the policy source into intermediate format. </text:span></text:p></draw:text-box></draw:frame><draw:line draw:style-name="gr11" draw:text-style-name="P2" svg:x1="2.5866in" svg:y1="0.8882in" svg:x2="2.5866in" svg:y2="1.0181in"><text:p/></draw:line><draw:line draw:style-name="gr11" draw:text-style-name="P2" svg:x1="3.1063in" svg:y1="1.0173in" svg:x2="3.1063in" svg:y2="0.8874in"><text:p/></draw:line><draw:frame draw:style-name="gr7" draw:text-style-name="P7" svg:width="2.4677in" svg:height="0.6496in" svg:x="4.6638in" svg:y="0.2382in"><draw:text-box><text:p text:style-name="P4"><text:span text:style-name="T6">semodule </text:span></text:p><text:p text:style-name="P4"><text:span text:style-name="T7">Manages the policy store <text:s/>by installing, loading, updating and removing modules and their supporting configuration files. Also builds the binary policy file.</text:span></text:p></draw:text-box></draw:frame><draw:frame draw:style-name="gr7" draw:text-style-name="P7" svg:width="1.1689in" svg:height="0.7795in" svg:x="6.0925in" svg:y="1.278in"><draw:text-box><text:p text:style-name="P4"><text:span text:style-name="T4">semanage</text:span></text:p><text:p text:style-name="P4"><text:span text:style-name="T5">Configures elements of the policy such as login, users, and ports.</text:span></text:p></draw:text-box></draw:frame><draw:line draw:style-name="gr12" draw:text-style-name="P2" svg:x1="7.5209in" svg:y1="0.6283in" svg:x2="7.1311in" svg:y2="0.6283in"><text:p/></draw:line><draw:line draw:style-name="gr13" draw:text-style-name="P2" svg:x1="1.2882in" svg:y1="0.6283in" svg:x2="1.678in" svg:y2="0.6283in"><text:p/></draw:line><draw:frame draw:style-name="gr5" draw:text-style-name="P9" svg:width="1.6886in" svg:height="5.3248in" svg:x="7.7807in" svg:y="0.3681in"><draw:text-box><text:p text:style-name="P8"><text:span text:style-name="T8">S</text:span><text:span text:style-name="T8">E</text:span><text:span text:style-name="T8">L</text:span><text:span text:style-name="T8">i</text:span><text:span text:style-name="T8">n</text:span><text:span text:style-name="T8">u</text:span><text:span text:style-name="T8">x</text:span><text:span text:style-name="T8"> </text:span><text:span text:style-name="T8">P</text:span><text:span text:style-name="T8">o</text:span><text:span text:style-name="T8">l</text:span><text:span text:style-name="T8">i</text:span><text:span text:style-name="T8">c</text:span><text:span text:style-name="T8">y</text:span></text:p><text:p text:style-name="P14"><text:span text:style-name="T9">-</text:span><text:span text:style-name="T9">-</text:span><text:span text:style-name="T9">-</text:span><text:span text:style-name="T9">-</text:span><text:span text:style-name="T9"> </text:span><text:span text:style-name="T10">P</text:span><text:span text:style-name="T10">o</text:span><text:span text:style-name="T10">l</text:span><text:span text:style-name="T10">i</text:span><text:span text:style-name="T10">c</text:span><text:span text:style-name="T10">y</text:span><text:span text:style-name="T10"> </text:span><text:span text:style-name="T10">S</text:span><text:span text:style-name="T10">t</text:span><text:span text:style-name="T10">o</text:span><text:span text:style-name="T10">r</text:span><text:span text:style-name="T10">e</text:span><text:span text:style-name="T9"> </text:span><text:span text:style-name="T9">-</text:span><text:span text:style-name="T9">-</text:span><text:span text:style-name="T9">-</text:span><text:span text:style-name="T9">-</text:span><text:span text:style-name="T9">-</text:span></text:p><text:p text:style-name="P14"><text:span text:style-name="T11"/></text:p><text:p text:style-name="P14"><text:span text:style-name="T12">/</text:span><text:span text:style-name="T12">v</text:span><text:span text:style-name="T12">a</text:span><text:span text:style-name="T12">r</text:span><text:span text:style-name="T12">/</text:span><text:span text:style-name="T12">l</text:span><text:span text:style-name="T12">i</text:span><text:span text:style-name="T12">b</text:span><text:span text:style-name="T12">/</text:span><text:span text:style-name="T12">s</text:span><text:span text:style-name="T12">e</text:span><text:span text:style-name="T12">l</text:span><text:span text:style-name="T12">i</text:span><text:span text:style-name="T12">n</text:span><text:span text:style-name="T12">u</text:span><text:span text:style-name="T12">x</text:span><text:span text:style-name="T12">/</text:span><text:span text:style-name="T12">&lt;</text:span><text:span text:style-name="T12">S</text:span><text:span text:style-name="T12">E</text:span><text:span text:style-name="T12">L</text:span><text:span text:style-name="T12">I</text:span><text:span text:style-name="T12">N</text:span><text:span text:style-name="T12">U</text:span><text:span text:style-name="T12">X</text:span><text:span text:style-name="T12">T</text:span><text:span text:style-name="T12">Y</text:span><text:span text:style-name="T12">P</text:span><text:span text:style-name="T12">E</text:span><text:span text:style-name="T13">&gt;</text:span><text:span text:style-name="T12">/</text:span></text:p><text:p text:style-name="P14"><text:span text:style-name="T12"/></text:p><text:p text:style-name="P14"><text:span text:style-name="T11">s</text:span><text:span text:style-name="T11">e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.</text:span><text:span text:style-name="T11">r</text:span><text:span text:style-name="T11">e</text:span><text:span text:style-name="T11">a</text:span><text:span text:style-name="T11">d</text:span><text:span text:style-name="T11">.</text:span><text:span text:style-name="T11">L</text:span><text:span text:style-name="T11">O</text:span><text:span text:style-name="T11">C</text:span><text:span text:style-name="T11">K</text:span></text:p><text:p text:style-name="P14"><text:span text:style-name="T11">s</text:span><text:span text:style-name="T11">e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.</text:span><text:span text:style-name="T11">t</text:span><text:span text:style-name="T11">r</text:span><text:span text:style-name="T11">a</text:span><text:span text:style-name="T11">n</text:span><text:span text:style-name="T11">s</text:span><text:span text:style-name="T11">.</text:span><text:span text:style-name="T11">L</text:span><text:span text:style-name="T11">O</text:span><text:span text:style-name="T11">C</text:span><text:span text:style-name="T11">K</text:span></text:p><text:p text:style-name="P14"><text:span text:style-name="T11"/></text:p><text:p text:style-name="P14"><text:span text:style-name="T11">a</text:span><text:span text:style-name="T11">c</text:span><text:span text:style-name="T11">t</text:span><text:span text:style-name="T11">i</text:span><text:span text:style-name="T11">v</text:span><text:span text:style-name="T11">e</text:span><text:span text:style-name="T11">:</text:span></text:p><text:p text:style-name="P14"><text:span text:style-name="T11">c</text:span><text:span text:style-name="T11">o</text:span><text:span text:style-name="T11">m</text:span><text:span text:style-name="T11">m</text:span><text:span text:style-name="T11">i</text:span><text:span text:style-name="T11">t</text:span><text:span text:style-name="T11">_</text:span><text:span text:style-name="T11">n</text:span><text:span text:style-name="T11">u</text:span><text:span text:style-name="T11">m</text:span></text:p><text:p text:style-name="P14"><text:span text:style-name="T11">h</text:span><text:span text:style-name="T11">o</text:span><text:span text:style-name="T11">m</text:span><text:span text:style-name="T11">e</text:span><text:span text:style-name="T11">d</text:span><text:span text:style-name="T11">i</text:span><text:span text:style-name="T11">r</text:span><text:span text:style-name="T11">_</text:span><text:span text:style-name="T11">t</text:span><text:span text:style-name="T11">e</text:span><text:span text:style-name="T11">m</text:span><text:span text:style-name="T11">p</text:span><text:span text:style-name="T11">l</text:span><text:span text:style-name="T11">a</text:span><text:span text:style-name="T11">t</text:span><text:span text:style-name="T11">e</text:span></text:p><text:p text:style-name="P14"><text:span text:style-name="T11">u</text:span><text:span text:style-name="T11">s</text:span><text:span text:style-name="T11">e</text:span><text:span text:style-name="T11">r</text:span><text:span text:style-name="T11">s</text:span><text:span text:style-name="T11">_</text:span><text:span text:style-name="T11">e</text:span><text:span text:style-name="T11">x</text:span><text:span text:style-name="T11">t</text:span><text:span text:style-name="T11">r</text:span><text:span text:style-name="T11">a</text:span></text:p><text:p text:style-name="P14"><text:span text:style-name="T14"/></text:p><text:p text:style-name="P14"><text:span text:style-name="T11">a</text:span><text:span text:style-name="T11">c</text:span><text:span text:style-name="T11">t</text:span><text:span text:style-name="T11">i</text:span><text:span text:style-name="T11">v</text:span><text:span text:style-name="T11">e</text:span><text:span text:style-name="T11">/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s</text:span><text:span text:style-name="T11">/</text:span><text:span text:style-name="T11">1</text:span><text:span text:style-name="T11">0</text:span><text:span text:style-name="T11">0</text:span><text:span text:style-name="T11">:</text:span></text:p><text:p text:style-name="P14"><text:span text:style-name="T11">a</text:span><text:span text:style-name="T11">b</text:span><text:span text:style-name="T11">r</text:span><text:span text:style-name="T11">t</text:span></text:p><text:p text:style-name="P14"><text:span text:style-name="T11">a</text:span><text:span text:style-name="T11">c</text:span><text:span text:style-name="T11">c</text:span><text:span text:style-name="T11">o</text:span><text:span text:style-name="T11">u</text:span><text:span text:style-name="T11">n</text:span><text:span text:style-name="T11">t</text:span><text:span text:style-name="T11">s</text:span><text:span text:style-name="T11">d</text:span></text:p><text:p text:style-name="P14"><text:span text:style-name="T11">.</text:span><text:span text:style-name="T11">.</text:span><text:span text:style-name="T11">.</text:span></text:p><text:p text:style-name="P14"><text:span text:style-name="T11">z</text:span><text:span text:style-name="T11">o</text:span><text:span text:style-name="T11">s</text:span><text:span text:style-name="T11">r</text:span><text:span text:style-name="T11">e</text:span><text:span text:style-name="T11">m</text:span><text:span text:style-name="T11">o</text:span><text:span text:style-name="T11">t</text:span><text:span text:style-name="T11">e</text:span></text:p><text:p text:style-name="P14"><text:span text:style-name="T11"/></text:p><text:p text:style-name="P14"><text:span text:style-name="T9">-</text:span><text:span text:style-name="T9">-</text:span><text:span text:style-name="T9">-</text:span><text:span text:style-name="T9">-</text:span><text:span text:style-name="T9"> </text:span><text:span text:style-name="T10">A</text:span><text:span text:style-name="T10">c</text:span><text:span text:style-name="T10">t</text:span><text:span text:style-name="T10">i</text:span><text:span text:style-name="T10">v</text:span><text:span text:style-name="T10">e</text:span><text:span text:style-name="T10"> </text:span><text:span text:style-name="T10">P</text:span><text:span text:style-name="T10">o</text:span><text:span text:style-name="T10">l</text:span><text:span text:style-name="T10">i</text:span><text:span text:style-name="T10">c</text:span><text:span text:style-name="T10">y</text:span><text:span text:style-name="T9"> </text:span><text:span text:style-name="T9">-</text:span><text:span text:style-name="T9">-</text:span><text:span text:style-name="T9">-</text:span><text:span text:style-name="T9">-</text:span></text:p><text:p text:style-name="P14"><text:span text:style-name="T12">/</text:span><text:span text:style-name="T12">e</text:span><text:span text:style-name="T12">t</text:span><text:span text:style-name="T12">c</text:span><text:span text:style-name="T12">/</text:span><text:span text:style-name="T12">s</text:span><text:span text:style-name="T12">e</text:span><text:span text:style-name="T12">l</text:span><text:span text:style-name="T12">i</text:span><text:span text:style-name="T12">n</text:span><text:span text:style-name="T12">u</text:span><text:span text:style-name="T12">x</text:span><text:span text:style-name="T12">/</text:span><text:span text:style-name="T12">&lt;</text:span><text:span text:style-name="T12">S</text:span><text:span text:style-name="T12">E</text:span><text:span text:style-name="T12">L</text:span><text:span text:style-name="T12">I</text:span><text:span text:style-name="T12">N</text:span><text:span text:style-name="T12">U</text:span><text:span text:style-name="T12">X</text:span><text:span text:style-name="T12">T</text:span><text:span text:style-name="T12">Y</text:span><text:span text:style-name="T12">P</text:span><text:span text:style-name="T12">E</text:span><text:span text:style-name="T12">&gt;</text:span><text:span text:style-name="T12">/</text:span></text:p><text:p text:style-name="P14"><text:span text:style-name="T12"/></text:p><text:p text:style-name="P14"><text:span text:style-name="T15">s</text:span><text:span text:style-name="T15">e</text:span><text:span text:style-name="T15">t</text:span><text:span text:style-name="T15">r</text:span><text:span text:style-name="T15">a</text:span><text:span text:style-name="T15">n</text:span><text:span text:style-name="T15">s</text:span><text:span text:style-name="T15">.</text:span><text:span text:style-name="T15">c</text:span><text:span text:style-name="T15">o</text:span><text:span text:style-name="T15">n</text:span><text:span text:style-name="T15">f</text:span></text:p><text:p text:style-name="P14"><text:span text:style-name="T12"/></text:p><text:p text:style-name="P14"><text:span text:style-name="T12">p</text:span><text:span text:style-name="T12">o</text:span><text:span text:style-name="T12">l</text:span><text:span text:style-name="T12">i</text:span><text:span text:style-name="T12">c</text:span><text:span text:style-name="T12">y</text:span><text:span text:style-name="T12">:</text:span></text:p><text:p text:style-name="P14"><text:span text:style-name="T12">p</text:span><text:span text:style-name="T12">o</text:span><text:span text:style-name="T12">l</text:span><text:span text:style-name="T12">i</text:span><text:span text:style-name="T12">c</text:span><text:span text:style-name="T12">y</text:span><text:span text:style-name="T12">.</text:span><text:span text:style-name="T12">2</text:span><text:span text:style-name="T12">9</text:span></text:p><text:p text:style-name="P14"><text:span text:style-name="T12"/></text:p><text:p text:style-name="P14"><text:span text:style-name="T16">c</text:span><text:span text:style-name="T16">o</text:span><text:span text:style-name="T16">n</text:span><text:span text:style-name="T16">t</text:span><text:span text:style-name="T16">e</text:span><text:span text:style-name="T16">x</text:span><text:span text:style-name="T16">t</text:span><text:span text:style-name="T16">s</text:span><text:span text:style-name="T16">:</text:span></text:p><text:p text:style-name="P14"><text:span text:style-name="T16">d</text:span><text:span text:style-name="T16">b</text:span><text:span text:style-name="T16">u</text:span><text:span text:style-name="T16">s</text:span><text:span text:style-name="T16">_</text:span><text:span text:style-name="T16">c</text:span><text:span text:style-name="T16">o</text:span><text:span text:style-name="T16">n</text:span><text:span text:style-name="T16">t</text:span><text:span text:style-name="T16">e</text:span><text:span text:style-name="T16">x</text:span><text:span text:style-name="T16">t</text:span><text:span text:style-name="T16">s</text:span></text:p><text:p text:style-name="P14"><text:span text:style-name="T16">n</text:span><text:span text:style-name="T16">e</text:span><text:span text:style-name="T16">t</text:span><text:span text:style-name="T16">f</text:span><text:span text:style-name="T16">i</text:span><text:span text:style-name="T16">l</text:span><text:span text:style-name="T16">t</text:span><text:span text:style-name="T16">e</text:span><text:span text:style-name="T16">r</text:span><text:span text:style-name="T16">_</text:span><text:span text:style-name="T16">c</text:span><text:span text:style-name="T16">o</text:span><text:span text:style-name="T16">n</text:span><text:span text:style-name="T16">t</text:span><text:span text:style-name="T16">e</text:span><text:span text:style-name="T16">x</text:span><text:span text:style-name="T16">t</text:span><text:span text:style-name="T16">s</text:span></text:p><text:p text:style-name="P14"><text:span text:style-name="T16"/></text:p><text:p text:style-name="P14"><text:span text:style-name="T16">c</text:span><text:span text:style-name="T16">o</text:span><text:span text:style-name="T16">n</text:span><text:span text:style-name="T16">t</text:span><text:span text:style-name="T16">e</text:span><text:span text:style-name="T16">x</text:span><text:span text:style-name="T16">t</text:span><text:span text:style-name="T16">s</text:span><text:span text:style-name="T16">/</text:span><text:span text:style-name="T16">f</text:span><text:span text:style-name="T16">i</text:span><text:span text:style-name="T16">l</text:span><text:span text:style-name="T16">e</text:span><text:span text:style-name="T16">s</text:span><text:span text:style-name="T16">:</text:span></text:p><text:p text:style-name="P14"><text:span text:style-name="T16">f</text:span><text:span text:style-name="T16">i</text:span><text:span text:style-name="T16">l</text:span><text:span text:style-name="T16">e</text:span><text:span text:style-name="T16">_</text:span><text:span text:style-name="T16">c</text:span><text:span text:style-name="T16">o</text:span><text:span text:style-name="T16">n</text:span><text:span text:style-name="T16">t</text:span><text:span text:style-name="T16">e</text:span><text:span text:style-name="T16">x</text:span><text:span text:style-name="T16">t</text:span><text:span text:style-name="T16">s</text:span></text:p><text:p text:style-name="P14"><text:span text:style-name="T16">f</text:span><text:span text:style-name="T16">i</text:span><text:span text:style-name="T16">l</text:span><text:span text:style-name="T16">e</text:span><text:span text:style-name="T16">_</text:span><text:span text:style-name="T16">c</text:span><text:span text:style-name="T16">o</text:span><text:span text:style-name="T16">n</text:span><text:span text:style-name="T16">t</text:span><text:span text:style-name="T16">e</text:span><text:span text:style-name="T16">x</text:span><text:span text:style-name="T16">t</text:span><text:span text:style-name="T16">s</text:span><text:span text:style-name="T16">.</text:span><text:span text:style-name="T16">h</text:span><text:span text:style-name="T16">o</text:span><text:span text:style-name="T16">m</text:span><text:span text:style-name="T16">e</text:span><text:span text:style-name="T16">d</text:span><text:span text:style-name="T16">i</text:span><text:span text:style-name="T16">r</text:span><text:span text:style-name="T16">s</text:span></text:p><text:p text:style-name="P14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<text:p text:style-name="P14"><text:span text:style-name="T11"/></text:p><text:p text:style-name="P4"><text:span text:style-name="T1">S</text:span><text:span text:style-name="T1">E</text:span><text:span text:style-name="T1">L</text:span><text:span text:style-name="T1">i</text:span><text:span text:style-name="T1">n</text:span><text:span text:style-name="T1">u</text:span><text:span text:style-name="T1">x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i</text:span><text:span text:style-name="T1">l</text:span><text:span text:style-name="T1">e</text:span><text:span text:style-name="T1">s</text:span></text:p><text:p text:style-name="P14"><text:span text:style-name="T17">/</text:span><text:span text:style-name="T17">e</text:span><text:span text:style-name="T17">t</text:span><text:span text:style-name="T17">c</text:span><text:span text:style-name="T17">/</text:span><text:span text:style-name="T17">s</text:span><text:span text:style-name="T17">e</text:span><text:span text:style-name="T17">l</text:span><text:span text:style-name="T17">i</text:span><text:span text:style-name="T17">n</text:span><text:span text:style-name="T17">u</text:span><text:span text:style-name="T17">x</text:span><text:span text:style-name="T17">/</text:span><text:span text:style-name="T17">c</text:span><text:span text:style-name="T17">o</text:span><text:span text:style-name="T17">n</text:span><text:span text:style-name="T17">f</text:span><text:span text:style-name="T17">i</text:span><text:span text:style-name="T17">g</text:span></text:p><text:p text:style-name="P14"><text:span text:style-name="T17">/</text:span><text:span text:style-name="T17">e</text:span><text:span text:style-name="T17">t</text:span><text:span text:style-name="T17">c</text:span><text:span text:style-name="T17">/</text:span><text:span text:style-name="T17">s</text:span><text:span text:style-name="T17">e</text:span><text:span text:style-name="T17">l</text:span><text:span text:style-name="T17">i</text:span><text:span text:style-name="T17">n</text:span><text:span text:style-name="T17">u</text:span><text:span text:style-name="T17">x</text:span><text:span text:style-name="T17">/</text:span><text:span text:style-name="T17">s</text:span><text:span text:style-name="T17">e</text:span><text:span text:style-name="T17">m</text:span><text:span text:style-name="T17">a</text:span><text:span text:style-name="T17">n</text:span><text:span text:style-name="T17">a</text:span><text:span text:style-name="T17">g</text:span><text:span text:style-name="T17">e</text:span><text:span text:style-name="T17">.</text:span><text:span text:style-name="T17">c</text:span><text:span text:style-name="T17">o</text:span><text:span text:style-name="T17">n</text:span><text:span text:style-name="T17">f</text:span></text:p><text:p text:style-name="P14"><text:span text:style-name="T17">/</text:span><text:span text:style-name="T17">e</text:span><text:span text:style-name="T17">t</text:span><text:span text:style-name="T17">c</text:span><text:span text:style-name="T17">/</text:span><text:span text:style-name="T17">s</text:span><text:span text:style-name="T17">e</text:span><text:span text:style-name="T17">l</text:span><text:span text:style-name="T17">i</text:span><text:span text:style-name="T17">n</text:span><text:span text:style-name="T17">u</text:span><text:span text:style-name="T17">x</text:span><text:span text:style-name="T17">/</text:span><text:span text:style-name="T17">r</text:span><text:span text:style-name="T17">e</text:span><text:span text:style-name="T17">s</text:span><text:span text:style-name="T17">t</text:span><text:span text:style-name="T17">o</text:span><text:span text:style-name="T17">r</text:span><text:span text:style-name="T17">e</text:span><text:span text:style-name="T17">c</text:span><text:span text:style-name="T17">o</text:span><text:span text:style-name="T17">n</text:span><text:span text:style-name="T17">d</text:span><text:span text:style-name="T17">.</text:span><text:span text:style-name="T17">c</text:span><text:span text:style-name="T17">o</text:span><text:span text:style-name="T17">n</text:span><text:span text:style-name="T17">f</text:span></text:p><text:p text:style-name="P14"><text:span text:style-name="T17">/</text:span><text:span text:style-name="T17">e</text:span><text:span text:style-name="T17">t</text:span><text:span text:style-name="T17">c</text:span><text:span text:style-name="T17">/</text:span><text:span text:style-name="T17">s</text:span><text:span text:style-name="T17">e</text:span><text:span text:style-name="T17">s</text:span><text:span text:style-name="T17">t</text:span><text:span text:style-name="T17">a</text:span><text:span text:style-name="T17">t</text:span><text:span text:style-name="T17">u</text:span><text:span text:style-name="T17">s</text:span></text:p><text:p text:style-name="P14"><text:span text:style-name="T17"/></text:p><text:p text:style-name="P14"><text:span text:style-name="T17"/></text:p><text:p text:style-name="P14"><text:span text:style-name="T18"/></text:p><text:p text:style-name="P14"><text:span text:style-name="T19"/></text:p></draw:text-box></draw:frame><draw:frame draw:style-name="gr5" draw:text-style-name="P9" svg:width="1.0394in" svg:height="0.3898in" svg:x="1.678in" svg:y="3.3547in"><draw:text-box><text:p text:style-name="P8"><text:span text:style-name="T2"/></text:p><text:p text:style-name="P10"><text:span text:style-name="T20">SELinux User Space Services</text:span></text:p></draw:text-box></draw:frame><draw:custom-shape draw:style-name="gr14" draw:text-style-name="P3" svg:width="1.1689in" svg:height="1.8185in" svg:x="0.1193in" svg:y="0.1091in"><text:p/><draw:enhanced-geometry svg:viewBox="0 0 88 21600" draw:glue-points="44 ?f6 44 0 0 10800 44 21600 88 10800" draw:text-areas="0 ?f6 88 ?f3" draw:type="can" draw:modifiers="138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7" draw:text-style-name="P7" svg:width="1.4287in" svg:height="0.6496in" svg:x="2.9756in" svg:y="0.2382in"><draw:text-box><text:p text:style-name="P4"><text:span text:style-name="T21">semodule_package </text:span></text:p><text:p text:style-name="P4"><text:span text:style-name="T5">Package the policy modules <text:s/>with optional configuration files. </text:span></text:p></draw:text-box></draw:frame><draw:line draw:style-name="gr12" draw:text-style-name="P2" svg:x1="4.6646in" svg:y1="0.6283in" svg:x2="4.4047in" svg:y2="0.6283in"><text:p/></draw:line><draw:frame draw:style-name="gr7" draw:text-style-name="P7" svg:width="1.4287in" svg:height="0.6496in" svg:x="4.4043in" svg:y="2.8354in"><draw:text-box><text:p text:style-name="P4"><text:span text:style-name="T1">File Labeling Utilities</text:span></text:p><text:p text:style-name="P4"><text:span text:style-name="T22">Utilities that initialise or update file security contexts, such as setfiles and restorecon.</text:span></text:p></draw:text-box></draw:frame><draw:custom-shape draw:style-name="gr10" draw:text-style-name="P12" svg:width="0.1303in" svg:height="0.1303in" svg:x="5.9634in" svg:y="3.875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7" draw:text-style-name="P13" svg:width="3.6362in" svg:height="0.3898in" svg:x="3.3661in" svg:y="4.0043in"><draw:text-box><text:p text:style-name="P8"><text:span text:style-name="T2"/></text:p><text:p text:style-name="P8"><text:span text:style-name="T23">/</text:span><text:span text:style-name="T23">sys</text:span><text:span text:style-name="T23">/</text:span><text:span text:style-name="T23">fs/</text:span><text:span text:style-name="T23">sel</text:span><text:span text:style-name="T23">inu</text:span><text:span text:style-name="T23">x</text:span></text:p></draw:text-box></draw:frame><draw:line draw:style-name="gr15" draw:text-style-name="P2" svg:x1="6.0929in" svg:y1="2.3165in" svg:x2="7.5213in" svg:y2="2.3165in"><text:p/></draw:line><draw:frame draw:style-name="gr5" draw:text-style-name="P9" svg:width="0.9094in" svg:height="0.2598in" svg:x="0.2484in" svg:y="4.0047in"><draw:text-box><text:p text:style-name="P8"><text:span text:style-name="T1">Audit Log</text:span></text:p></draw:text-box></draw:frame><draw:custom-shape draw:style-name="gr16" draw:text-style-name="P3" svg:width="1.1689in" svg:height="0.3898in" svg:x="0.1193in" svg:y="3.8752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17" draw:text-style-name="P2" svg:x1="7.002in" svg:y1="4.1346in" svg:x2="7.6512in" svg:y2="4.1346in"><text:p/></draw:line><draw:frame draw:style-name="gr5" draw:text-style-name="P5" svg:width="0.9094in" svg:height="0.5197in" svg:x="0.2484in" svg:y="4.5244in"><draw:text-box><text:p text:style-name="P4"><text:span text:style-name="T1">Labeled File Systems</text:span></text:p><text:p text:style-name="P4"><text:span text:style-name="T24">(</text:span><text:span text:style-name="T25">xattr</text:span><text:span text:style-name="T24">)</text:span></text:p></draw:text-box></draw:frame><draw:line draw:style-name="gr18" draw:text-style-name="P2" svg:x1="1.2882in" svg:y1="4.0043in" svg:x2="1.548in" svg:y2="4.0043in"><text:p/></draw:line><draw:frame draw:style-name="gr7" draw:text-style-name="P15" svg:width="0.2598in" svg:height="1.1689in" svg:x="3.2362in" svg:y="4.3937in"><draw:text-box><text:p text:style-name="P10"><text:span text:style-name="T26">L</text:span></text:p><text:p text:style-name="P10"><text:span text:style-name="T26">S</text:span></text:p><text:p text:style-name="P10"><text:span text:style-name="T26">M</text:span></text:p><text:p text:style-name="P10"><text:span text:style-name="T26"/></text:p><text:p text:style-name="P10"><text:span text:style-name="T26"><text:s/></text:span><text:span text:style-name="T26">H</text:span></text:p><text:p text:style-name="P10"><text:span text:style-name="T26">o</text:span></text:p><text:p text:style-name="P10"><text:span text:style-name="T26">o</text:span></text:p><text:p text:style-name="P10"><text:span text:style-name="T26">k</text:span></text:p><text:p text:style-name="P10"><text:span text:style-name="T26">s</text:span></text:p></draw:text-box></draw:frame><draw:frame draw:style-name="gr7" draw:text-style-name="P11" svg:width="0.9094in" svg:height="0.9094in" svg:x="1.8071in" svg:y="4.6535in"><draw:text-box><text:p text:style-name="P10"><text:span text:style-name="T1">Linux Kernel Services</text:span></text:p></draw:text-box></draw:frame><draw:custom-shape draw:style-name="gr19" draw:text-style-name="P12" svg:width="0.5197in" svg:height="0.1303in" svg:x="2.7165in" svg:y="4.913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9" draw:text-style-name="P12" svg:width="0.5197in" svg:height="0.1303in" svg:x="2.7165in" svg:y="5.30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12" svg:width="0.1303in" svg:height="0.1303in" svg:x="3.8854in" svg:y="3.875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9" draw:text-style-name="P12" svg:width="0.5197in" svg:height="0.1303in" svg:x="1.2882in" svg:y="4.783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9" draw:text-style-name="P12" svg:width="0.7795in" svg:height="0.1303in" svg:x="3.4957in" svg:y="5.173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12" svg:width="0.3898in" svg:height="0.1303in" draw:transform="rotate (1.5707963267949) translate (4.66458333333333in 4.78333880139982in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12" svg:width="0.3898in" svg:height="0.1303in" draw:transform="rotate (1.5707963267949) translate (6.22291666666667in 4.78333880139982in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7" draw:text-style-name="P7" svg:width="1.4287in" svg:height="0.6496in" svg:x="4.4043in" svg:y="2.1862in"><draw:text-box><text:p text:style-name="P4"><text:span text:style-name="T6">policycoreutils</text:span></text:p><text:p text:style-name="P8"><text:span text:style-name="T7">SElinux utilities, such as </text:span><text:span text:style-name="T27">secon</text:span><text:span text:style-name="T7">, </text:span><text:span text:style-name="T27">audit2allow</text:span><text:span text:style-name="T7"> and </text:span><text:span text:style-name="T27">system-config-selinux</text:span><text:span text:style-name="T7">.</text:span></text:p></draw:text-box></draw:frame><draw:frame draw:style-name="gr7" draw:text-style-name="P7" svg:width="1.4287in" svg:height="0.6496in" svg:x="4.4043in" svg:y="1.4071in"><draw:text-box><text:p text:style-name="P4"><text:span text:style-name="T1">Linux commands</text:span></text:p><text:p text:style-name="P4"><text:span text:style-name="T5">Linux commands modified to support SELinux, such as </text:span><text:span text:style-name="T28">ls</text:span><text:span text:style-name="T5">, </text:span><text:span text:style-name="T28">ps</text:span><text:span text:style-name="T5">, </text:span><text:span text:style-name="T28">pam</text:span><text:span text:style-name="T5">.</text:span></text:p></draw:text-box></draw:frame><draw:frame draw:style-name="gr20" draw:text-style-name="P16" svg:width="2.7276in" svg:height="1.8185in" svg:x="1.5472in" svg:y="1.5374in"><draw:text-box><text:p text:style-name="P8"><text:span text:style-name="T8">SELinux-aware Applications</text:span></text:p><text:p text:style-name="P8"><text:span text:style-name="T8"/></text:p><text:p text:style-name="P8"><text:span text:style-name="T8"/></text:p><text:p text:style-name="P8"><text:span text:style-name="T8"/></text:p><text:p text:style-name="P8"><text:span text:style-name="T8"/></text:p><text:p text:style-name="P8"><text:span text:style-name="T8"/></text:p><text:p text:style-name="P8"><text:span text:style-name="T8"/></text:p></draw:text-box></draw:frame><draw:line draw:style-name="gr21" draw:text-style-name="P2" svg:x1="2.9764in" svg:y1="2.9661in" svg:x2="2.9764in" svg:y2="3.6154in"><text:p/></draw:line><draw:line draw:style-name="gr21" draw:text-style-name="P2" svg:x1="3.2362in" svg:y1="3.0953in" svg:x2="3.2362in" svg:y2="3.6146in"><text:p/></draw:line><draw:line draw:style-name="gr21" draw:text-style-name="P2" svg:x1="3.4957in" svg:y1="3.2256in" svg:x2="3.4957in" svg:y2="3.6154in"><text:p/></draw:line><draw:frame draw:style-name="gr22" draw:text-style-name="P13" svg:width="0.7795in" svg:height="0.5197in" svg:x="3.3661in" svg:y="2.7063in"><draw:text-box><text:p/></draw:text-box></draw:frame><draw:frame draw:style-name="gr22" draw:text-style-name="P13" svg:width="0.9094in" svg:height="0.5197in" svg:x="3.1055in" svg:y="2.5764in"><draw:text-box><text:p/></draw:text-box></draw:frame><draw:frame draw:style-name="gr7" draw:text-style-name="P13" svg:width="1.948in" svg:height="1.1689in" svg:x="1.6772in" svg:y="1.7965in"><draw:text-box><text:p text:style-name="P8"><text:span text:style-name="T1">Userspace Object Managers</text:span></text:p><text:p text:style-name="P8"><text:span text:style-name="T1"/></text:p><text:p text:style-name="P8"><text:span text:style-name="T1"/></text:p><text:p text:style-name="P8"><text:span text:style-name="T1"/></text:p><text:p text:style-name="P8"><text:span text:style-name="T1"/></text:p></draw:text-box></draw:frame><draw:frame draw:style-name="gr5" draw:text-style-name="P9" svg:width="1.0394in" svg:height="0.7795in" svg:x="2.4571in" svg:y="2.0571in"><draw:text-box><text:p text:style-name="P8"><text:span text:style-name="T5">These may use the </text:span><text:span text:style-name="T29">libselinux</text:span><text:span text:style-name="T5"> AVC services or build their own.</text:span></text:p></draw:text-box></draw:frame><draw:frame draw:style-name="gr7" draw:text-style-name="P13" svg:width="0.5197in" svg:height="0.5197in" svg:x="1.8075in" svg:y="2.0571in"><draw:text-box><text:p text:style-name="P8"><text:span text:style-name="T30">Access Vector Cache</text:span></text:p></draw:text-box></draw:frame><draw:frame draw:style-name="gr7" draw:text-style-name="P13" svg:width="0.7795in" svg:height="0.6496in" svg:x="4.2752in" svg:y="4.7835in"><draw:text-box><text:p text:style-name="P8"><text:span text:style-name="T1">Access Vector Cache</text:span></text:p></draw:text-box></draw:frame><draw:frame draw:style-name="gr7" draw:text-style-name="P13" svg:width="0.3531in" svg:height="0.6496in" svg:x="6.6126in" svg:y="4.7835in"><draw:text-box><text:p text:style-name="P8"><text:span text:style-name="T18">Loaded Policy</text:span></text:p></draw:text-box></draw:frame><draw:line draw:style-name="gr23" draw:text-style-name="P2" svg:x1="7.002in" svg:y1="5.0425in" svg:x2="7.911in" svg:y2="4.1335in"><text:p/></draw:line><draw:custom-shape draw:style-name="gr24" draw:text-style-name="P3" svg:width="0.2598in" svg:height="2.078in" svg:x="5.8335in" svg:y="1.4075in"><text:p/><draw:enhanced-geometry svg:viewBox="0 0 21600 21600" draw:glue-points="0 0 0 21600 21600 10800" draw:text-areas="0 ?f9 7800 ?f10" draw:type="right-brace" draw:modifiers="0 10692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15" draw:text-style-name="P2" svg:x1="7.5217in" svg:y1="1.5374in" svg:x2="7.2618in" svg:y2="1.5374in"><text:p/></draw:line><draw:line draw:style-name="gr15" draw:text-style-name="P2" svg:x1="6.3528in" svg:y1="2.0571in" svg:x2="6.3528in" svg:y2="3.6154in"><text:p/></draw:line><draw:frame draw:style-name="gr7" draw:text-style-name="P11" svg:width="0.2598in" svg:height="3.1169in" svg:x="7.5217in" svg:y="0.239in"><draw:text-box><text:p text:style-name="P10"><text:span text:style-name="T31"/></text:p><text:p text:style-name="P10"><text:span text:style-name="T31">l</text:span></text:p><text:p text:style-name="P10"><text:span text:style-name="T31">i</text:span></text:p><text:p text:style-name="P10"><text:span text:style-name="T31">b</text:span></text:p><text:p text:style-name="P10"><text:span text:style-name="T31">s</text:span></text:p><text:p text:style-name="P10"><text:span text:style-name="T31">e</text:span></text:p><text:p text:style-name="P10"><text:span text:style-name="T31">p</text:span></text:p><text:p text:style-name="P10"><text:span text:style-name="T31">o</text:span></text:p><text:p text:style-name="P10"><text:span text:style-name="T31">l</text:span></text:p><text:p text:style-name="P10"><text:span text:style-name="T32"/></text:p><text:p text:style-name="P10"><text:span text:style-name="T32">/</text:span></text:p><text:p text:style-name="P10"><text:span text:style-name="T32"/></text:p><text:p text:style-name="P10"><text:span text:style-name="T31">l</text:span></text:p><text:p text:style-name="P10"><text:span text:style-name="T31">i</text:span></text:p><text:p text:style-name="P10"><text:span text:style-name="T31">b</text:span></text:p><text:p text:style-name="P10"><text:span text:style-name="T31">s</text:span></text:p><text:p text:style-name="P10"><text:span text:style-name="T31">e</text:span></text:p><text:p text:style-name="P10"><text:span text:style-name="T31">m</text:span></text:p><text:p text:style-name="P10"><text:span text:style-name="T31">a</text:span></text:p><text:p text:style-name="P10"><text:span text:style-name="T31">n</text:span></text:p><text:p text:style-name="P10"><text:span text:style-name="T31">a</text:span></text:p><text:p text:style-name="P10"><text:span text:style-name="T31">g</text:span></text:p><text:p text:style-name="P10"><text:span text:style-name="T31">e</text:span></text:p></draw:text-box></draw:frame><draw:custom-shape draw:style-name="gr25" draw:text-style-name="P3" svg:width="1.6886in" svg:height="5.5843in" svg:x="7.7811in" svg:y="0.1091in"><text:p/><draw:enhanced-geometry svg:viewBox="0 0 88 21600" draw:glue-points="44 ?f6 44 0 0 10800 44 21600 88 10800" draw:text-areas="0 ?f6 88 ?f3" draw:type="can" draw:modifiers="599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7" draw:text-style-name="P13" svg:width="0.7795in" svg:height="0.2598in" svg:x="4.1453in" svg:y="1.0181in"><draw:text-box><text:p text:style-name="P8"><text:span text:style-name="T5">Policy Files</text:span></text:p></draw:text-box></draw:frame><draw:line draw:style-name="gr11" draw:text-style-name="P2" svg:x1="4.7945in" svg:y1="1.0173in" svg:x2="4.7945in" svg:y2="0.8874in"><text:p/></draw:line><draw:line draw:style-name="gr11" draw:text-style-name="P2" svg:x1="4.2756in" svg:y1="0.8882in" svg:x2="4.2756in" svg:y2="1.0181in"><text:p/></draw:line><draw:frame draw:style-name="gr7" draw:text-style-name="P17" svg:width="0.6496in" svg:height="0.3898in" svg:x="3.3654in" svg:y="1.0173in"><draw:text-box><text:p text:style-name="P8"><text:span text:style-name="T33">Optional Configuration <text:s/>Files</text:span></text:p></draw:text-box></draw:frame><draw:frame draw:style-name="gr7" draw:text-style-name="P18" svg:width="0.5197in" svg:height="0.2232in" svg:x="1.8075in" svg:y="2.5756in"><draw:text-box><text:p text:style-name="P8"><text:span text:style-name="T34">libselinux</text:span></text:p></draw:text-box></draw:frame><draw:line draw:style-name="gr11" draw:text-style-name="P2" svg:x1="3.7555in" svg:y1="1.0173in" svg:x2="3.7555in" svg:y2="0.8874in"><text:p/></draw:line><draw:g draw:style-name="gr26"><draw:custom-shape draw:style-name="gr27" draw:text-style-name="P12" svg:width="0.7795in" svg:height="0.9094in" svg:x="6.4827in" svg:y="2.4465in"><text:p/><draw:enhanced-geometry svg:viewBox="0 0 21600 21600" draw:text-areas="800 800 20800 20800" draw:type="round-rectangular-callout" draw:modifiers="28588 181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gr28" draw:text-style-name="P9" svg:width="0.7224in" svg:height="0.8425in" svg:x="6.511in" svg:y="2.4791in"><draw:text-box><text:p text:style-name="P8"><text:span text:style-name="T35">These libraries are linked into SELinux aware applications as required.</text:span></text:p></draw:text-box></draw:frame></draw:g><draw:custom-shape draw:style-name="gr29" draw:text-style-name="P3" svg:width="1.1689in" svg:height="0.6496in" svg:x="0.1193in" svg:y="4.3945in"><text:p/><draw:enhanced-geometry svg:viewBox="0 0 88 21600" draw:glue-points="44 ?f6 44 0 0 10800 44 21600 88 10800" draw:text-areas="0 ?f6 88 ?f3" draw:type="can" draw:modifiers="1964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19" draw:text-style-name="P12" svg:width="0.5197in" svg:height="0.1303in" svg:x="1.2882in" svg:y="5.30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30" draw:text-style-name="P9" svg:width="1.1689in" svg:height="0.3898in" svg:x="0.1189in" svg:y="5.1728in"><draw:text-box><text:p text:style-name="P8"><text:span text:style-name="T1">Network, USB etc. Connectivity</text:span></text:p></draw:text-box></draw:frame><draw:frame draw:style-name="gr7" draw:text-style-name="P19" svg:width="1.0394in" svg:height="0.3898in" svg:x="2.3272in" svg:y="4.0043in"><draw:text-box><text:p text:style-name="P10"><text:span text:style-name="T36">/proc/self/task/</text:span></text:p><text:p text:style-name="P10"><text:span text:style-name="T36">&lt;tid&gt;/attr/&lt;attr&gt;</text:span></text:p></draw:text-box></draw:frame><draw:frame draw:style-name="gr7" draw:text-style-name="P13" svg:width="0.3531in" svg:height="0.4831in" svg:x="1.548in" svg:y="3.8744in"><draw:text-box><text:p text:style-name="P8"><text:span text:style-name="T37">Audit Services</text:span></text:p></draw:text-box></draw:frame><draw:g draw:style-name="gr26"><draw:custom-shape draw:style-name="gr27" draw:text-style-name="P12" svg:width="0.7795in" svg:height="0.9094in" svg:x="6.4827in" svg:y="2.4689in"><text:p/><draw:enhanced-geometry svg:viewBox="0 0 21600 21600" draw:text-areas="800 800 20800 20800" draw:type="round-rectangular-callout" draw:modifiers="2888 2730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S Mincho1" svg:font-family="'MS Mincho', 'Arial Unicode M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1" draw:display-name="msArrowEnd 1" svg:viewBox="0 0 140 140" svg:d="M70 0l70 140h-140z"/>
    <draw:marker draw:name="msArrowEnd_20_4" draw:display-name="msArrowEnd 4" svg:viewBox="0 0 210 140" svg:d="M105 0l105 140h-21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2" draw:display-name="Dashed (var) 2" draw:style="round" draw:dots1="1" draw:dots1-length="0.0102in" draw:distance="0.0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6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6:08:34.845706608</meta:creation-date>
    <dc:date>2020-07-31T14:06:20.515774318</dc:date>
    <meta:editing-duration>PT9M41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